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A50000073CAF71EBA6816FD3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P2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P3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P4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P5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P6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fo:language="es" fo:country="AR"/>
    </style:style>
    <style:style style:name="P7" style:family="paragraph" style:parent-style-name="Standard">
      <style:paragraph-properties fo:margin-left="0cm" fo:margin-right="0cm" fo:margin-top="0.423cm" fo:margin-bottom="0.106cm" loext:contextual-spacing="false" fo:text-align="justify" style:justify-single-word="false" fo:text-indent="0cm" style:auto-text-indent="false"/>
      <style:text-properties style:font-name="Verdana" fo:font-size="12pt" fo:language="es" fo:country="AR" fo:font-style="normal" officeooo:rsid="00574f1d" officeooo:paragraph-rsid="00574f1d" style:font-size-asian="12pt" style:font-style-asian="normal" style:font-size-complex="12pt" style:font-style-complex="normal"/>
    </style:style>
    <style:style style:name="P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text-position="0% 100%" style:font-name="Calibri1" fo:font-size="18pt" fo:language="es" fo:country="AR" fo:font-style="normal" style:text-underline-style="none" fo:font-weight="bold" officeooo:rsid="00178c85" officeooo:paragraph-rsid="001e4f7e" style:letter-kerning="false" style:font-name-asian="Calibri2" style:font-size-asian="18pt" style:language-asian="zh" style:country-asian="CN" style:font-style-asian="normal" style:font-weight-asian="bold" style:font-name-complex="Calibri2" style:font-size-complex="18pt" style:language-complex="hi" style:country-complex="IN"/>
    </style:style>
    <style:style style:name="P9" style:family="paragraph" style:parent-style-name="Standard" style:list-style-name="L1">
      <style:paragraph-properties fo:margin-top="0.423cm" fo:margin-bottom="0.106cm" loext:contextual-spacing="false" fo:text-align="justify" style:justify-single-word="false"/>
      <style:text-properties style:font-name="Verdana" fo:font-size="12pt" fo:language="es" fo:country="AR" fo:font-style="normal" officeooo:rsid="005a38d9" officeooo:paragraph-rsid="005a38d9" style:font-size-asian="12pt" style:font-style-asian="normal" style:font-size-complex="12pt" style:font-style-complex="normal"/>
    </style:style>
    <style:style style:name="P10" style:family="paragraph" style:parent-style-name="Standard" style:list-style-name="L1">
      <style:paragraph-properties fo:margin-top="0.423cm" fo:margin-bottom="0.106cm" loext:contextual-spacing="false" fo:text-align="justify" style:justify-single-word="false"/>
      <style:text-properties style:font-name="Verdana" fo:font-size="12pt" fo:language="es" fo:country="AR" fo:font-style="normal" officeooo:rsid="005b9a42" officeooo:paragraph-rsid="005b9a42" style:font-size-asian="12pt" style:font-style-asian="normal" style:font-size-complex="12pt" style:font-style-complex="normal"/>
    </style:style>
    <style:style style:name="T1" style:family="text">
      <style:text-properties officeooo:rsid="0056127f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 fo:font-size="12pt" officeooo:rsid="0043bab9" style:font-size-asian="12pt" style:font-size-complex="12pt"/>
    </style:style>
    <style:style style:name="T4" style:family="text">
      <style:text-properties style:font-name="Verdana" fo:font-size="12pt" officeooo:rsid="0056127f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5764e5"/>
    </style:style>
    <style:style style:name="T8" style:family="text">
      <style:text-properties officeooo:rsid="0058f19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P <text:span text:style-name="T1">7</text:span>: <text:span text:style-name="T1">Graph DB - Gremlin</text:span></text:p>
      <text:p text:style-name="P6"><text:span text:style-name="T2">En este TP vamos </text:span><text:span text:style-name="T3">trabajar </text:span><text:span text:style-name="T4">con Apache TinkerPop y el lenguaje Gremlin</text:span>.</text:p>
      <text:p text:style-name="P7">Descargue y ejecute Gremlin Console para empezar a trabajar.</text:p>
      <text:p text:style-name="P7">Crearemos un grafo que tiene los siguientes nodos: <text:span text:style-name="T5">Bares</text:span>, <text:span text:style-name="T5">Personas</text:span> y <text:span text:style-name="T5">Cervezas</text:span>. Y las relaciones: <text:span text:style-name="T5">Sirve</text:span>, <text:span text:style-name="T5">Le Gusta</text:span>, <text:span text:style-name="T5">Frecuenta</text:span>. De esta forma podremos construir grafos donde tendremos <text:span text:style-name="T6">Bares que sirven cervezas de <text:s/>marcas </text:span><text:span text:style-name="T7">específicas</text:span>, <text:span text:style-name="T6">personas que frecuentan bares</text:span> y <text:span text:style-name="T6">personas que tiene</text:span><text:span text:style-name="T7">n</text:span><text:span text:style-name="T6"> preferencias por cervezas de marcas específicas</text:span>.</text:p>
      <text:p text:style-name="P7">Construya un grafo que le permita <text:span text:style-name="T8">realizar las siguientes consultas (utilizando gremlin console):</text:span></text:p>
      <text:list xml:id="list421343528" text:style-name="L1">
        <text:list-item>
          <text:p text:style-name="P9">Listar todas las personas.</text:p>
        </text:list-item>
        <text:list-item>
          <text:p text:style-name="P9">Todos los bares que sirven Quilmes.</text:p>
        </text:list-item>
        <text:list-item>
          <text:p text:style-name="P10">Las cervezas que le gustan a José.</text:p>
        </text:list-item>
        <text:list-item>
          <text:p text:style-name="P10">Los bares que sirven la cerveza que le gusta a Jorge.</text:p>
        </text:list-item>
        <text:list-item>
          <text:p text:style-name="P10">Las personas que frecuentan bares que sirven alguna cerveza que les gusta.</text:p>
        </text:list-item>
        <text:list-item>
          <text:p text:style-name="P10">Las personas que frecuentan los bares que sirven la cerveza que le gusta a J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FreeSans" svg:font-family="FreeSans" style:font-family-generic="swiss"/>
    <style:font-face style:name="Verdana" svg:font-family="Verdana" style:font-family-generic="swiss"/>
    <style:font-face style:name="Droid Sans Fallback" svg:font-family="'Droid Sans Fallback'" style:font-pitch="variable"/>
    <style:font-face style:name="FreeSans1" svg:font-family="FreeSan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Fuente_20_de_20_párrafo_20_predeter.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Character_5f_20_5f_style" style:display-name="Character_20_style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0.762cm" fo:margin-left="0.762cm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listtab" fo:text-indent="1.016cm" fo:margin-left="1.016cm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text-indent="1.524cm" fo:margin-left="1.524cm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listtab" fo:text-indent="1.778cm" fo:margin-left="1.778cm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listtab" fo:text-indent="2.032cm" fo:margin-left="2.032cm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text-indent="2.286cm" fo:margin-left="2.286cm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listtab" fo:text-indent="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681cm" table:align="center" style:writing-mode="lr-tb"/>
    </style:style>
    <style:style style:name="Tabla5.A" style:family="table-column">
      <style:table-column-properties style:column-width="1.298cm"/>
    </style:style>
    <style:style style:name="Tabla5.B" style:family="table-column">
      <style:table-column-properties style:column-width="12.38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353cm" loext:contextual-spacing="false" style:snap-to-layout-grid="false"/>
      <style:text-properties fo:language="es" fo:country="AR" style:language-asian="none" style:country-asian="none"/>
    </style:style>
    <style:style style:name="MP2" style:family="paragraph" style:parent-style-name="Header">
      <style:paragraph-properties fo:text-align="end" style:justify-single-word="false"/>
      <style:text-properties fo:language="es" fo:country="AR" officeooo:paragraph-rsid="001b42eb"/>
    </style:style>
    <style:style style:name="MP3" style:family="paragraph" style:parent-style-name="Header">
      <style:paragraph-properties fo:text-align="end" style:justify-single-word="false"/>
      <style:text-properties fo:language="es" fo:country="AR" officeooo:paragraph-rsid="001b42eb" style:font-name-asian="Calibri2" style:font-name-complex="Calibri2"/>
    </style:style>
    <style:style style:name="MP4" style:family="paragraph" style:parent-style-name="Header">
      <style:paragraph-properties fo:margin-top="0cm" fo:margin-bottom="0.353cm" loext:contextual-spacing="false" fo:text-align="end" style:justify-single-word="false"/>
      <style:text-properties fo:language="es" fo:country="AR"/>
    </style:style>
    <style:style style:name="MP5" style:family="paragraph" style:parent-style-name="Header">
      <style:paragraph-properties fo:margin-top="0cm" fo:margin-bottom="0.353cm" loext:contextual-spacing="false"/>
      <style:text-properties fo:language="es" fo:country="AR"/>
    </style:style>
    <style:style style:name="MT1" style:family="text">
      <style:text-properties officeooo:rsid="0056127f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Imagen1" text:anchor-type="char" svg:x="-1.358cm" svg:y="-0.335cm" svg:width="1.402cm" svg:height="2.196cm" draw:z-index="0"><draw:image xlink:href="Pictures/10000000000004A50000073CAF71EBA6816FD31B.jpg" xlink:type="simple" xlink:show="embed" xlink:actuate="onLoad" loext:mime-type="image/jpeg"/></draw:frame></text:p>
            </table:table-cell>
            <table:table-cell table:style-name="Tabla5.A1" office:value-type="string">
              <text:p text:style-name="MP2">Licenciatura en Sistemas</text:p>
              <text:p text:style-name="MP3">Bases de Datos II (Alternativas a la Persistencia Relacional)</text:p>
              <text:p text:style-name="MP4">Trabajo Práctico <text:span text:style-name="MT1">7</text:span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creation-date>2013-09-09T14:52:00</meta:creation-date>
    <dc:date>2018-11-12T20:16:50.075581820</dc:date>
    <meta:editing-cycles>486</meta:editing-cycles>
    <meta:editing-duration>P2DT4H3M5S</meta:editing-duration>
    <meta:generator>LibreOffice/6.0.6.2$Linux_X86_64 LibreOffice_project/00m0$Build-2</meta:generator>
    <meta:document-statistic meta:table-count="1" meta:image-count="1" meta:object-count="0" meta:page-count="1" meta:paragraph-count="14" meta:word-count="164" meta:character-count="1000" meta:non-whitespace-character-count="855"/>
  </office:meta>
</office:document-meta>
</file>